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table:number-columns-repeated="15"/>
          <table:table-cell table:style-name="Default"/>
        </table:table-row>
        <table:table-row table:style-name="ro1">
          <table:table-cell table:number-columns-repeated="14"/>
          <table:table-cell office:value-type="string" calcext:value-type="string">
            <text:p>No stat</text:p>
          </table:table-cell>
          <table:table-cell table:style-name="Default" office:value-type="string" calcext:value-type="string">
            <text:p>WithSt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70710644" calcext:value-type="float">
            <text:p>0.6170710644</text:p>
          </table:table-cell>
          <table:table-cell office:value-type="float" office:value="0.0378823324906125" calcext:value-type="float">
            <text:p>0.0378823325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3]&amp;&quot;.root parms/parms&quot;&amp;[.D3]&amp;&quot;.txt fitresults/fit&quot;&amp;[.D3]&amp;&quot;.root &quot;&amp;[.H3]&amp;&quot; &quot;&amp;[.I3]&amp;&quot; &quot;&amp;[.G3]&amp;&quot; 0 &quot;&amp;[.K3]&amp;&quot; &quot;&amp;[.L3]&amp;&quot; &quot;&amp;[.M3]" office:value-type="string" office:string-value="./runfit.sh fittrees/Ag131.root parms/parmsAg131.txt fitresults/fitAg131.root 0.6170710644 0.0378823324906125 0.05 0 200 -0.5 2" calcext:value-type="string">
            <text:p>./runfit.sh fittrees/Ag131.root parms/parmsAg131.txt fitresults/fitAg131.root 0.6170710644 0.0378823324906125 0.05 0 200 -0.5 2</text:p>
          </table:table-cell>
          <table:table-cell table:formula="of:=&quot;./runfit.sh fittrees/&quot;&amp;[.D3]&amp;&quot;.root parms/parms&quot;&amp;[.D3]&amp;&quot;.txt fitresults/fit&quot;&amp;[.D3]&amp;&quot;_stat.root &quot;&amp;[.H3]&amp;&quot; &quot;&amp;[.I3]&amp;&quot; &quot;&amp;[.G3]&amp;&quot; 1 &quot;&amp;[.K3]&amp;&quot; &quot;&amp;[.L3]&amp;&quot; &quot;&amp;[.M3]" office:value-type="string" office:string-value="./runfit.sh fittrees/Ag131.root parms/parmsAg131.txt fitresults/fitAg131_stat.root 0.6170710644 0.0378823324906125 0.05 1 200 -0.5 2" calcext:value-type="string">
            <text:p>./runfit.sh fittrees/Ag131.root parms/parmsAg131.txt fitresults/fitAg131_stat.root 0.6170710644 0.037882332490612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1519117128" calcext:value-type="float">
            <text:p>0.6151911713</text:p>
          </table:table-cell>
          <table:table-cell office:value-type="float" office:value="0.0331182544291893" calcext:value-type="float">
            <text:p>0.0331182544</text:p>
          </table:table-cell>
          <table:table-cell office:value-type="float" office:value="3099" calcext:value-type="float">
            <text:p>3099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4]&amp;&quot;.root parms/parms&quot;&amp;[.D4]&amp;&quot;.txt fitresults/fit&quot;&amp;[.D4]&amp;&quot;.root &quot;&amp;[.H4]&amp;&quot; &quot;&amp;[.I4]&amp;&quot; &quot;&amp;[.G4]&amp;&quot; 0 &quot;&amp;[.K4]&amp;&quot; &quot;&amp;[.L4]&amp;&quot; &quot;&amp;[.M4]" office:value-type="string" office:string-value="./runfit.sh fittrees/Ag130.root parms/parmsAg130.txt fitresults/fitAg130.root 0.61519117128 0.0331182544291893 0.05 0 200 -0.5 2" calcext:value-type="string">
            <text:p>./runfit.sh fittrees/Ag130.root parms/parmsAg130.txt fitresults/fitAg130.root 0.61519117128 0.0331182544291893 0.05 0 200 -0.5 2</text:p>
          </table:table-cell>
          <table:table-cell table:formula="of:=&quot;./runfit.sh fittrees/&quot;&amp;[.D4]&amp;&quot;.root parms/parms&quot;&amp;[.D4]&amp;&quot;.txt fitresults/fit&quot;&amp;[.D4]&amp;&quot;_stat.root &quot;&amp;[.H4]&amp;&quot; &quot;&amp;[.I4]&amp;&quot; &quot;&amp;[.G4]&amp;&quot; 1 &quot;&amp;[.K4]&amp;&quot; &quot;&amp;[.L4]&amp;&quot; &quot;&amp;[.M4]" office:value-type="string" office:string-value="./runfit.sh fittrees/Ag130.root parms/parmsAg130.txt fitresults/fitAg130_stat.root 0.61519117128 0.0331182544291893 0.05 1 200 -0.5 2" calcext:value-type="string">
            <text:p>./runfit.sh fittrees/Ag130.root parms/parmsAg130.txt fitresults/fitAg130_stat.root 0.61519117128 0.0331182544291893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5" calcext:value-type="float">
            <text:p>0.05</text:p>
          </table:table-cell>
          <table:table-cell office:value-type="float" office:value="0.61166926086" calcext:value-type="float">
            <text:p>0.6116692609</text:p>
          </table:table-cell>
          <table:table-cell office:value-type="float" office:value="0.0334450563056165" calcext:value-type="float">
            <text:p>0.0334450563</text:p>
          </table:table-cell>
          <table:table-cell office:value-type="float" office:value="1774" calcext:value-type="float">
            <text:p>1774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5]&amp;&quot;.root parms/parms&quot;&amp;[.D5]&amp;&quot;.txt fitresults/fit&quot;&amp;[.D5]&amp;&quot;.root &quot;&amp;[.H5]&amp;&quot; &quot;&amp;[.I5]&amp;&quot; &quot;&amp;[.G5]&amp;&quot; 0 &quot;&amp;[.K5]&amp;&quot; &quot;&amp;[.L5]&amp;&quot; &quot;&amp;[.M5]" office:value-type="string" office:string-value="./runfit.sh fittrees/Cd133.root parms/parmsCd133.txt fitresults/fitCd133.root 0.61166926086 0.0334450563056165 0.05 0 200 -1 3" calcext:value-type="string">
            <text:p>./runfit.sh fittrees/Cd133.root parms/parmsCd133.txt fitresults/fitCd133.root 0.61166926086 0.0334450563056165 0.05 0 200 -1 3</text:p>
          </table:table-cell>
          <table:table-cell table:formula="of:=&quot;./runfit.sh fittrees/&quot;&amp;[.D5]&amp;&quot;.root parms/parms&quot;&amp;[.D5]&amp;&quot;.txt fitresults/fit&quot;&amp;[.D5]&amp;&quot;_stat.root &quot;&amp;[.H5]&amp;&quot; &quot;&amp;[.I5]&amp;&quot; &quot;&amp;[.G5]&amp;&quot; 1 &quot;&amp;[.K5]&amp;&quot; &quot;&amp;[.L5]&amp;&quot; &quot;&amp;[.M5]" office:value-type="string" office:string-value="./runfit.sh fittrees/Cd133.root parms/parmsCd133.txt fitresults/fitCd133_stat.root 0.61166926086 0.0334450563056165 0.05 1 200 -1 3" calcext:value-type="string">
            <text:p>./runfit.sh fittrees/Cd133.root parms/parmsCd133.txt fitresults/fitCd133_stat.root 0.61166926086 0.033445056305616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0.6150823455" calcext:value-type="float">
            <text:p>0.6150823455</text:p>
          </table:table-cell>
          <table:table-cell office:value-type="float" office:value="0.0308768480909845" calcext:value-type="float">
            <text:p>0.0308768481</text:p>
          </table:table-cell>
          <table:table-cell office:value-type="float" office:value="18247" calcext:value-type="float">
            <text:p>18247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6]&amp;&quot;.root parms/parms&quot;&amp;[.D6]&amp;&quot;.txt fitresults/fit&quot;&amp;[.D6]&amp;&quot;.root &quot;&amp;[.H6]&amp;&quot; &quot;&amp;[.I6]&amp;&quot; &quot;&amp;[.G6]&amp;&quot; 0 &quot;&amp;[.K6]&amp;&quot; &quot;&amp;[.L6]&amp;&quot; &quot;&amp;[.M6]" office:value-type="string" office:string-value="./runfit.sh fittrees/Cd132.root parms/parmsCd132.txt fitresults/fitCd132.root 0.6150823455 0.0308768480909845 0.05 0 200 -1 3" calcext:value-type="string">
            <text:p>./runfit.sh fittrees/Cd132.root parms/parmsCd132.txt fitresults/fitCd132.root 0.6150823455 0.0308768480909845 0.05 0 200 -1 3</text:p>
          </table:table-cell>
          <table:table-cell table:formula="of:=&quot;./runfit.sh fittrees/&quot;&amp;[.D6]&amp;&quot;.root parms/parms&quot;&amp;[.D6]&amp;&quot;.txt fitresults/fit&quot;&amp;[.D6]&amp;&quot;_stat.root &quot;&amp;[.H6]&amp;&quot; &quot;&amp;[.I6]&amp;&quot; &quot;&amp;[.G6]&amp;&quot; 1 &quot;&amp;[.K6]&amp;&quot; &quot;&amp;[.L6]&amp;&quot; &quot;&amp;[.M6]" office:value-type="string" office:string-value="./runfit.sh fittrees/Cd132.root parms/parmsCd132.txt fitresults/fitCd132_stat.root 0.6150823455 0.0308768480909845 0.05 1 200 -1 3" calcext:value-type="string">
            <text:p>./runfit.sh fittrees/Cd132.root parms/parmsCd132.txt fitresults/fitCd132_stat.root 0.6150823455 0.0308768480909845 0.05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62367187764" calcext:value-type="float">
            <text:p>0.6236718776</text:p>
          </table:table-cell>
          <table:table-cell office:value-type="float" office:value="0.0312387251690613" calcext:value-type="float">
            <text:p>0.0312387252</text:p>
          </table:table-cell>
          <table:table-cell office:value-type="float" office:value="94274" calcext:value-type="float">
            <text:p>94274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7]&amp;&quot;.root parms/parms&quot;&amp;[.D7]&amp;&quot;.txt fitresults/fit&quot;&amp;[.D7]&amp;&quot;.root &quot;&amp;[.H7]&amp;&quot; &quot;&amp;[.I7]&amp;&quot; &quot;&amp;[.G7]&amp;&quot; 0 &quot;&amp;[.K7]&amp;&quot; &quot;&amp;[.L7]&amp;&quot; &quot;&amp;[.M7]" office:value-type="string" office:string-value="./runfit.sh fittrees/Cd131.root parms/parmsCd131.txt fitresults/fitCd131.root 0.62367187764 0.0312387251690613 0.05 0 500 -1 3" calcext:value-type="string">
            <text:p>./runfit.sh fittrees/Cd131.root parms/parmsCd131.txt fitresults/fitCd131.root 0.62367187764 0.0312387251690613 0.05 0 500 -1 3</text:p>
          </table:table-cell>
          <table:table-cell table:formula="of:=&quot;./runfit.sh fittrees/&quot;&amp;[.D7]&amp;&quot;.root parms/parms&quot;&amp;[.D7]&amp;&quot;.txt fitresults/fit&quot;&amp;[.D7]&amp;&quot;_stat.root &quot;&amp;[.H7]&amp;&quot; &quot;&amp;[.I7]&amp;&quot; &quot;&amp;[.G7]&amp;&quot; 1 &quot;&amp;[.K7]&amp;&quot; &quot;&amp;[.L7]&amp;&quot; &quot;&amp;[.M7]" office:value-type="string" office:string-value="./runfit.sh fittrees/Cd131.root parms/parmsCd131.txt fitresults/fitCd131_stat.root 0.62367187764 0.0312387251690613 0.05 1 500 -1 3" calcext:value-type="string">
            <text:p>./runfit.sh fittrees/Cd131.root parms/parmsCd131.txt fitresults/fitCd131_stat.root 0.62367187764 0.0312387251690613 0.05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60759744318" calcext:value-type="float">
            <text:p>0.6075974432</text:p>
          </table:table-cell>
          <table:table-cell office:value-type="float" office:value="0.0307473492320209" calcext:value-type="float">
            <text:p>0.0307473492</text:p>
          </table:table-cell>
          <table:table-cell office:value-type="float" office:value="11081" calcext:value-type="float">
            <text:p>11081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8]&amp;&quot;.root parms/parms&quot;&amp;[.D8]&amp;&quot;.txt fitresults/fit&quot;&amp;[.D8]&amp;&quot;.root &quot;&amp;[.H8]&amp;&quot; &quot;&amp;[.I8]&amp;&quot; &quot;&amp;[.G8]&amp;&quot; 0 &quot;&amp;[.K8]&amp;&quot; &quot;&amp;[.L8]&amp;&quot; &quot;&amp;[.M8]" office:value-type="string" office:string-value="./runfit.sh fittrees/In135.root parms/parmsIn135.txt fitresults/fitIn135.root 0.60759744318 0.0307473492320209 0.08 0 200 -1 3" calcext:value-type="string">
            <text:p>./runfit.sh fittrees/In135.root parms/parmsIn135.txt fitresults/fitIn135.root 0.60759744318 0.0307473492320209 0.08 0 200 -1 3</text:p>
          </table:table-cell>
          <table:table-cell table:formula="of:=&quot;./runfit.sh fittrees/&quot;&amp;[.D8]&amp;&quot;.root parms/parms&quot;&amp;[.D8]&amp;&quot;.txt fitresults/fit&quot;&amp;[.D8]&amp;&quot;_stat.root &quot;&amp;[.H8]&amp;&quot; &quot;&amp;[.I8]&amp;&quot; &quot;&amp;[.G8]&amp;&quot; 1 &quot;&amp;[.K8]&amp;&quot; &quot;&amp;[.L8]&amp;&quot; &quot;&amp;[.M8]" office:value-type="string" office:string-value="./runfit.sh fittrees/In135.root parms/parmsIn135.txt fitresults/fitIn135_stat.root 0.60759744318 0.0307473492320209 0.08 1 200 -1 3" calcext:value-type="string">
            <text:p>./runfit.sh fittrees/In135.root parms/parmsIn135.txt fitresults/fitIn135_stat.root 0.60759744318 0.0307473492320209 0.08 1 2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8557482914" calcext:value-type="float">
            <text:p>0.5855748291</text:p>
          </table:table-cell>
          <table:table-cell office:value-type="float" office:value="0.0295919716983695" calcext:value-type="float">
            <text:p>0.0295919717</text:p>
          </table:table-cell>
          <table:table-cell office:value-type="float" office:value="71728" calcext:value-type="float">
            <text:p>71728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9]&amp;&quot;.root parms/parms&quot;&amp;[.D9]&amp;&quot;.txt fitresults/fit&quot;&amp;[.D9]&amp;&quot;.root &quot;&amp;[.H9]&amp;&quot; &quot;&amp;[.I9]&amp;&quot; &quot;&amp;[.G9]&amp;&quot; 0 &quot;&amp;[.K9]&amp;&quot; &quot;&amp;[.L9]&amp;&quot; &quot;&amp;[.M9]" office:value-type="string" office:string-value="./runfit.sh fittrees/In134.root parms/parmsIn134.txt fitresults/fitIn134.root 0.58557482914 0.0295919716983695 0.08 0 500 -1 3" calcext:value-type="string">
            <text:p>./runfit.sh fittrees/In134.root parms/parmsIn134.txt fitresults/fitIn134.root 0.58557482914 0.0295919716983695 0.08 0 500 -1 3</text:p>
          </table:table-cell>
          <table:table-cell table:formula="of:=&quot;./runfit.sh fittrees/&quot;&amp;[.D9]&amp;&quot;.root parms/parms&quot;&amp;[.D9]&amp;&quot;.txt fitresults/fit&quot;&amp;[.D9]&amp;&quot;_stat.root &quot;&amp;[.H9]&amp;&quot; &quot;&amp;[.I9]&amp;&quot; &quot;&amp;[.G9]&amp;&quot; 1 &quot;&amp;[.K9]&amp;&quot; &quot;&amp;[.L9]&amp;&quot; &quot;&amp;[.M9]" office:value-type="string" office:string-value="./runfit.sh fittrees/In134.root parms/parmsIn134.txt fitresults/fitIn134_stat.root 0.58557482914 0.0295919716983695 0.08 1 500 -1 3" calcext:value-type="string">
            <text:p>./runfit.sh fittrees/In134.root parms/parmsIn134.txt fitresults/fitIn134_stat.root 0.58557482914 0.029591971698369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4227819684" calcext:value-type="float">
            <text:p>0.6422781968</text:p>
          </table:table-cell>
          <table:table-cell office:value-type="float" office:value="0.0330610464056857" calcext:value-type="float">
            <text:p>0.0330610464</text:p>
          </table:table-cell>
          <table:table-cell office:value-type="float" office:value="2770" calcext:value-type="float">
            <text:p>277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0]&amp;&quot;.root parms/parms&quot;&amp;[.D10]&amp;&quot;.txt fitresults/fit&quot;&amp;[.D10]&amp;&quot;.root &quot;&amp;[.H10]&amp;&quot; &quot;&amp;[.I10]&amp;&quot; &quot;&amp;[.G10]&amp;&quot; 0 &quot;&amp;[.K10]&amp;&quot; &quot;&amp;[.L10]&amp;&quot; &quot;&amp;[.M10]" office:value-type="string" office:string-value="./runfit.sh fittrees/Sn138.root parms/parmsSn138.txt fitresults/fitSn138.root 0.64227819684 0.0330610464056857 0.15 0 200 -2 10" calcext:value-type="string">
            <text:p>./runfit.sh fittrees/Sn138.root parms/parmsSn138.txt fitresults/fitSn138.root 0.64227819684 0.0330610464056857 0.15 0 200 -2 10</text:p>
          </table:table-cell>
          <table:table-cell table:formula="of:=&quot;./runfit.sh fittrees/&quot;&amp;[.D10]&amp;&quot;.root parms/parms&quot;&amp;[.D10]&amp;&quot;.txt fitresults/fit&quot;&amp;[.D10]&amp;&quot;_stat.root &quot;&amp;[.H10]&amp;&quot; &quot;&amp;[.I10]&amp;&quot; &quot;&amp;[.G10]&amp;&quot; 1 &quot;&amp;[.K10]&amp;&quot; &quot;&amp;[.L10]&amp;&quot; &quot;&amp;[.M10]" office:value-type="string" office:string-value="./runfit.sh fittrees/Sn138.root parms/parmsSn138.txt fitresults/fitSn138_stat.root 0.64227819684 0.0330610464056857 0.15 1 200 -2 10" calcext:value-type="string">
            <text:p>./runfit.sh fittrees/Sn138.root parms/parmsSn138.txt fitresults/fitSn138_stat.root 0.64227819684 0.0330610464056857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878765236" calcext:value-type="float">
            <text:p>0.6287876524</text:p>
          </table:table-cell>
          <table:table-cell office:value-type="float" office:value="0.0315559636965123" calcext:value-type="float">
            <text:p>0.0315559637</text:p>
          </table:table-cell>
          <table:table-cell office:value-type="float" office:value="37051" calcext:value-type="float">
            <text:p>37051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1]&amp;&quot;.root parms/parms&quot;&amp;[.D11]&amp;&quot;.txt fitresults/fit&quot;&amp;[.D11]&amp;&quot;.root &quot;&amp;[.H11]&amp;&quot; &quot;&amp;[.I11]&amp;&quot; &quot;&amp;[.G11]&amp;&quot; 0 &quot;&amp;[.K11]&amp;&quot; &quot;&amp;[.L11]&amp;&quot; &quot;&amp;[.M11]" office:value-type="string" office:string-value="./runfit.sh fittrees/Sn137.root parms/parmsSn137.txt fitresults/fitSn137.root 0.62878765236 0.0315559636965123 0.15 0 500 -2 10" calcext:value-type="string">
            <text:p>./runfit.sh fittrees/Sn137.root parms/parmsSn137.txt fitresults/fitSn137.root 0.62878765236 0.0315559636965123 0.15 0 500 -2 10</text:p>
          </table:table-cell>
          <table:table-cell table:formula="of:=&quot;./runfit.sh fittrees/&quot;&amp;[.D11]&amp;&quot;.root parms/parms&quot;&amp;[.D11]&amp;&quot;.txt fitresults/fit&quot;&amp;[.D11]&amp;&quot;_stat.root &quot;&amp;[.H11]&amp;&quot; &quot;&amp;[.I11]&amp;&quot; &quot;&amp;[.G11]&amp;&quot; 1 &quot;&amp;[.K11]&amp;&quot; &quot;&amp;[.L11]&amp;&quot; &quot;&amp;[.M11]" office:value-type="string" office:string-value="./runfit.sh fittrees/Sn137.root parms/parmsSn137.txt fitresults/fitSn137_stat.root 0.62878765236 0.0315559636965123 0.15 1 500 -2 10" calcext:value-type="string">
            <text:p>./runfit.sh fittrees/Sn137.root parms/parmsSn137.txt fitresults/fitSn137_stat.root 0.62878765236 0.0315559636965123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15" calcext:value-type="float">
            <text:p>0.15</text:p>
          </table:table-cell>
          <table:table-cell office:value-type="float" office:value="0.62420348676" calcext:value-type="float">
            <text:p>0.6242034868</text:p>
          </table:table-cell>
          <table:table-cell office:value-type="float" office:value="0.0312178002148438" calcext:value-type="float">
            <text:p>0.0312178002</text:p>
          </table:table-cell>
          <table:table-cell office:value-type="float" office:value="129704" calcext:value-type="float">
            <text:p>129704</text:p>
          </table:table-cell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2]&amp;&quot;.root parms/parms&quot;&amp;[.D12]&amp;&quot;.txt fitresults/fit&quot;&amp;[.D12]&amp;&quot;.root &quot;&amp;[.H12]&amp;&quot; &quot;&amp;[.I12]&amp;&quot; &quot;&amp;[.G12]&amp;&quot; 0 &quot;&amp;[.K12]&amp;&quot; &quot;&amp;[.L12]&amp;&quot; &quot;&amp;[.M12]" office:value-type="string" office:string-value="./runfit.sh fittrees/Sn136.root parms/parmsSn136.txt fitresults/fitSn136.root 0.62420348676 0.0312178002148438 0.15 0 500 -2 10" calcext:value-type="string">
            <text:p>./runfit.sh fittrees/Sn136.root parms/parmsSn136.txt fitresults/fitSn136.root 0.62420348676 0.0312178002148438 0.15 0 500 -2 10</text:p>
          </table:table-cell>
          <table:table-cell table:formula="of:=&quot;./runfit.sh fittrees/&quot;&amp;[.D12]&amp;&quot;.root parms/parms&quot;&amp;[.D12]&amp;&quot;.txt fitresults/fit&quot;&amp;[.D12]&amp;&quot;_stat.root &quot;&amp;[.H12]&amp;&quot; &quot;&amp;[.I12]&amp;&quot; &quot;&amp;[.G12]&amp;&quot; 1 &quot;&amp;[.K12]&amp;&quot; &quot;&amp;[.L12]&amp;&quot; &quot;&amp;[.M12]" office:value-type="string" office:string-value="./runfit.sh fittrees/Sn136.root parms/parmsSn136.txt fitresults/fitSn136_stat.root 0.62420348676 0.0312178002148438 0.15 1 500 -2 10" calcext:value-type="string">
            <text:p>./runfit.sh fittrees/Sn136.root parms/parmsSn136.txt fitresults/fitSn136_stat.root 0.62420348676 0.0312178002148438 0.15 1 5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5" calcext:value-type="float">
            <text:p>0.15</text:p>
          </table:table-cell>
          <table:table-cell office:value-type="float" office:value="0.61900103664" calcext:value-type="float">
            <text:p>0.6190010366</text:p>
          </table:table-cell>
          <table:table-cell office:value-type="float" office:value="0.033656303336282" calcext:value-type="float">
            <text:p>0.0336563033</text:p>
          </table:table-cell>
          <table:table-cell office:value-type="float" office:value="8735" calcext:value-type="float">
            <text:p>8735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3]&amp;&quot;.root parms/parms&quot;&amp;[.D13]&amp;&quot;.txt fitresults/fit&quot;&amp;[.D13]&amp;&quot;.root &quot;&amp;[.H13]&amp;&quot; &quot;&amp;[.I13]&amp;&quot; &quot;&amp;[.G13]&amp;&quot; 0 &quot;&amp;[.K13]&amp;&quot; &quot;&amp;[.L13]&amp;&quot; &quot;&amp;[.M13]" office:value-type="string" office:string-value="./runfit.sh fittrees/Sn135.root parms/parmsSn135.txt fitresults/fitSn135.root 0.61900103664 0.033656303336282 0.15 0 200 -2 10" calcext:value-type="string">
            <text:p>./runfit.sh fittrees/Sn135.root parms/parmsSn135.txt fitresults/fitSn135.root 0.61900103664 0.033656303336282 0.15 0 200 -2 10</text:p>
          </table:table-cell>
          <table:table-cell table:formula="of:=&quot;./runfit.sh fittrees/&quot;&amp;[.D13]&amp;&quot;.root parms/parms&quot;&amp;[.D13]&amp;&quot;.txt fitresults/fit&quot;&amp;[.D13]&amp;&quot;_stat.root &quot;&amp;[.H13]&amp;&quot; &quot;&amp;[.I13]&amp;&quot; &quot;&amp;[.G13]&amp;&quot; 1 &quot;&amp;[.K13]&amp;&quot; &quot;&amp;[.L13]&amp;&quot; &quot;&amp;[.M13]" office:value-type="string" office:string-value="./runfit.sh fittrees/Sn135.root parms/parmsSn135.txt fitresults/fitSn135_stat.root 0.61900103664 0.033656303336282 0.15 1 200 -2 10" calcext:value-type="string">
            <text:p>./runfit.sh fittrees/Sn135.root parms/parmsSn135.txt fitresults/fitSn135_stat.root 0.61900103664 0.033656303336282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Sn1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63498494346" calcext:value-type="float">
            <text:p>0.6349849435</text:p>
          </table:table-cell>
          <table:table-cell office:value-type="float" office:value="0.0320076588814874" calcext:value-type="float">
            <text:p>0.0320076589</text:p>
          </table:table-cell>
          <table:table-cell office:value-type="float" office:value="15057" calcext:value-type="float">
            <text:p>1505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./runfit.sh fittrees/&quot;&amp;[.D14]&amp;&quot;.root parms/parms&quot;&amp;[.D14]&amp;&quot;.txt fitresults/fit&quot;&amp;[.D14]&amp;&quot;.root &quot;&amp;[.H14]&amp;&quot; &quot;&amp;[.I14]&amp;&quot; &quot;&amp;[.G14]&amp;&quot; 0 &quot;&amp;[.K14]&amp;&quot; &quot;&amp;[.L14]&amp;&quot; &quot;&amp;[.M14]" office:value-type="string" office:string-value="./runfit.sh fittrees/Sn134.root parms/parmsSn134.txt fitresults/fitSn134.root 0.63498494346 0.0320076588814874 0.15 0 200 -2 10" calcext:value-type="string">
            <text:p>./runfit.sh fittrees/Sn134.root parms/parmsSn134.txt fitresults/fitSn134.root 0.63498494346 0.0320076588814874 0.15 0 200 -2 10</text:p>
          </table:table-cell>
          <table:table-cell table:formula="of:=&quot;./runfit.sh fittrees/&quot;&amp;[.D14]&amp;&quot;.root parms/parms&quot;&amp;[.D14]&amp;&quot;.txt fitresults/fit&quot;&amp;[.D14]&amp;&quot;_stat.root &quot;&amp;[.H14]&amp;&quot; &quot;&amp;[.I14]&amp;&quot; &quot;&amp;[.G14]&amp;&quot; 1 &quot;&amp;[.K14]&amp;&quot; &quot;&amp;[.L14]&amp;&quot; &quot;&amp;[.M14]" office:value-type="string" office:string-value="./runfit.sh fittrees/Sn134.root parms/parmsSn134.txt fitresults/fitSn134_stat.root 0.63498494346 0.0320076588814874 0.15 1 200 -2 10" calcext:value-type="string">
            <text:p>./runfit.sh fittrees/Sn134.root parms/parmsSn134.txt fitresults/fitSn134_stat.root 0.63498494346 0.0320076588814874 0.15 1 200 -2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Ag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356580806" calcext:value-type="float">
            <text:p>0.6435658081</text:p>
          </table:table-cell>
          <table:table-cell office:value-type="float" office:value="0.0321368679151515" calcext:value-type="float">
            <text:p>0.0321368679</text:p>
          </table:table-cell>
          <table:table-cell office:value-type="float" office:value="38232" calcext:value-type="float">
            <text:p>38232</text:p>
          </table:table-cell>
          <table:table-cell office:value-type="float" office:value="200" calcext:value-type="float">
            <text:p>200</text:p>
          </table:table-cell>
          <table:table-cell office:value-type="float" office:value="-0.5" calcext:value-type="float">
            <text:p>-0.5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./runfit.sh fittrees/&quot;&amp;[.D15]&amp;&quot;.root parms/parms&quot;&amp;[.D15]&amp;&quot;.txt fitresults/fit&quot;&amp;[.D15]&amp;&quot;.root &quot;&amp;[.H15]&amp;&quot; &quot;&amp;[.I15]&amp;&quot; &quot;&amp;[.G15]&amp;&quot; 0 &quot;&amp;[.K15]&amp;&quot; &quot;&amp;[.L15]&amp;&quot; &quot;&amp;[.M15]" office:value-type="string" office:string-value="./runfit.sh fittrees/Ag129.root parms/parmsAg129.txt fitresults/fitAg129.root 0.64356580806 0.0321368679151515 0.05 0 200 -0.5 2" calcext:value-type="string">
            <text:p>./runfit.sh fittrees/Ag129.root parms/parmsAg129.txt fitresults/fitAg129.root 0.64356580806 0.0321368679151515 0.05 0 200 -0.5 2</text:p>
          </table:table-cell>
          <table:table-cell table:formula="of:=&quot;./runfit.sh fittrees/&quot;&amp;[.D15]&amp;&quot;.root parms/parms&quot;&amp;[.D15]&amp;&quot;.txt fitresults/fit&quot;&amp;[.D15]&amp;&quot;_stat.root &quot;&amp;[.H15]&amp;&quot; &quot;&amp;[.I15]&amp;&quot; &quot;&amp;[.G15]&amp;&quot; 1 &quot;&amp;[.K15]&amp;&quot; &quot;&amp;[.L15]&amp;&quot; &quot;&amp;[.M15]" office:value-type="string" office:string-value="./runfit.sh fittrees/Ag129.root parms/parmsAg129.txt fitresults/fitAg129_stat.root 0.64356580806 0.0321368679151515 0.05 1 200 -0.5 2" calcext:value-type="string">
            <text:p>./runfit.sh fittrees/Ag129.root parms/parmsAg129.txt fitresults/fitAg129_stat.root 0.64356580806 0.0321368679151515 0.05 1 200 -0.5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753898276" calcext:value-type="float">
            <text:p>0.5753898276</text:p>
          </table:table-cell>
          <table:table-cell office:value-type="float" office:value="0.0288190848444775" calcext:value-type="float">
            <text:p>0.0288190848</text:p>
          </table:table-cell>
          <table:table-cell office:value-type="float" office:value="194956" calcext:value-type="float">
            <text:p>194956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6]&amp;&quot;.root parms/parms&quot;&amp;[.D16]&amp;&quot;.txt fitresults/fit&quot;&amp;[.D16]&amp;&quot;.root &quot;&amp;[.H16]&amp;&quot; &quot;&amp;[.I16]&amp;&quot; &quot;&amp;[.G16]&amp;&quot; 0 &quot;&amp;[.K16]&amp;&quot; &quot;&amp;[.L16]&amp;&quot; &quot;&amp;[.M16]" office:value-type="string" office:string-value="./runfit.sh fittrees/In133.root parms/parmsIn133.txt fitresults/fitIn133.root 0.5753898276 0.0288190848444775 0.08 0 500 -1 3" calcext:value-type="string">
            <text:p>./runfit.sh fittrees/In133.root parms/parmsIn133.txt fitresults/fitIn133.root 0.5753898276 0.0288190848444775 0.08 0 500 -1 3</text:p>
          </table:table-cell>
          <table:table-cell table:formula="of:=&quot;./runfit.sh fittrees/&quot;&amp;[.D16]&amp;&quot;.root parms/parms&quot;&amp;[.D16]&amp;&quot;.txt fitresults/fit&quot;&amp;[.D16]&amp;&quot;_stat.root &quot;&amp;[.H16]&amp;&quot; &quot;&amp;[.I16]&amp;&quot; &quot;&amp;[.G16]&amp;&quot; 1 &quot;&amp;[.K16]&amp;&quot; &quot;&amp;[.L16]&amp;&quot; &quot;&amp;[.M16]" office:value-type="string" office:string-value="./runfit.sh fittrees/In133.root parms/parmsIn133.txt fitresults/fitIn133_stat.root 0.5753898276 0.0288190848444775 0.08 1 500 -1 3" calcext:value-type="string">
            <text:p>./runfit.sh fittrees/In133.root parms/parmsIn133.txt fitresults/fitIn133_stat.root 0.5753898276 0.0288190848444775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.08</text:p>
          </table:table-cell>
          <table:table-cell office:value-type="float" office:value="0.5945161992" calcext:value-type="float">
            <text:p>0.5945161992</text:p>
          </table:table-cell>
          <table:table-cell office:value-type="float" office:value="0.0346605526775941" calcext:value-type="float">
            <text:p>0.0346605527</text:p>
          </table:table-cell>
          <table:table-cell office:value-type="float" office:value="10482" calcext:value-type="float">
            <text:p>1048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7]&amp;&quot;.root parms/parms&quot;&amp;[.D17]&amp;&quot;.txt fitresults/fit&quot;&amp;[.D17]&amp;&quot;.root &quot;&amp;[.H17]&amp;&quot; &quot;&amp;[.I17]&amp;&quot; &quot;&amp;[.G17]&amp;&quot; 0 &quot;&amp;[.K17]&amp;&quot; &quot;&amp;[.L17]&amp;&quot; &quot;&amp;[.M17]" office:value-type="string" office:string-value="./runfit.sh fittrees/In132.root parms/parmsIn132.txt fitresults/fitIn132.root 0.5945161992 0.0346605526775941 0.08 0 500 -1 3" calcext:value-type="string">
            <text:p>./runfit.sh fittrees/In132.root parms/parmsIn132.txt fitresults/fitIn132.root 0.5945161992 0.0346605526775941 0.08 0 500 -1 3</text:p>
          </table:table-cell>
          <table:table-cell table:formula="of:=&quot;./runfit.sh fittrees/&quot;&amp;[.D17]&amp;&quot;.root parms/parms&quot;&amp;[.D17]&amp;&quot;.txt fitresults/fit&quot;&amp;[.D17]&amp;&quot;_stat.root &quot;&amp;[.H17]&amp;&quot; &quot;&amp;[.I17]&amp;&quot; &quot;&amp;[.G17]&amp;&quot; 1 &quot;&amp;[.K17]&amp;&quot; &quot;&amp;[.L17]&amp;&quot; &quot;&amp;[.M17]" office:value-type="string" office:string-value="./runfit.sh fittrees/In132.root parms/parmsIn132.txt fitresults/fitIn132_stat.root 0.5945161992 0.0346605526775941 0.08 1 500 -1 3" calcext:value-type="string">
            <text:p>./runfit.sh fittrees/In132.root parms/parmsIn132.txt fitresults/fitIn132_stat.root 0.5945161992 0.0346605526775941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59830969254" calcext:value-type="float">
            <text:p>0.5983096925</text:p>
          </table:table-cell>
          <table:table-cell office:value-type="float" office:value="0.0346858554973893" calcext:value-type="float">
            <text:p>0.0346858555</text:p>
          </table:table-cell>
          <table:table-cell office:value-type="float" office:value="36702" calcext:value-type="float">
            <text:p>36702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8]&amp;&quot;.root parms/parms&quot;&amp;[.D18]&amp;&quot;.txt fitresults/fit&quot;&amp;[.D18]&amp;&quot;.root &quot;&amp;[.H18]&amp;&quot; &quot;&amp;[.I18]&amp;&quot; &quot;&amp;[.G18]&amp;&quot; 0 &quot;&amp;[.K18]&amp;&quot; &quot;&amp;[.L18]&amp;&quot; &quot;&amp;[.M18]" office:value-type="string" office:string-value="./runfit.sh fittrees/In131.root parms/parmsIn131.txt fitresults/fitIn131.root 0.59830969254 0.0346858554973893 0.08 0 500 -1 3" calcext:value-type="string">
            <text:p>./runfit.sh fittrees/In131.root parms/parmsIn131.txt fitresults/fitIn131.root 0.59830969254 0.0346858554973893 0.08 0 500 -1 3</text:p>
          </table:table-cell>
          <table:table-cell table:formula="of:=&quot;./runfit.sh fittrees/&quot;&amp;[.D18]&amp;&quot;.root parms/parms&quot;&amp;[.D18]&amp;&quot;.txt fitresults/fit&quot;&amp;[.D18]&amp;&quot;_stat.root &quot;&amp;[.H18]&amp;&quot; &quot;&amp;[.I18]&amp;&quot; &quot;&amp;[.G18]&amp;&quot; 1 &quot;&amp;[.K18]&amp;&quot; &quot;&amp;[.L18]&amp;&quot; &quot;&amp;[.M18]" office:value-type="string" office:string-value="./runfit.sh fittrees/In131.root parms/parmsIn131.txt fitresults/fitIn131_stat.root 0.59830969254 0.0346858554973893 0.08 1 500 -1 3" calcext:value-type="string">
            <text:p>./runfit.sh fittrees/In131.root parms/parmsIn131.txt fitresults/fitIn131_stat.root 0.59830969254 0.0346858554973893 0.08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Cd1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6441523116" calcext:value-type="float">
            <text:p>0.6441523116</text:p>
          </table:table-cell>
          <table:table-cell office:value-type="float" office:value="0.032151846784528" calcext:value-type="float">
            <text:p>0.0321518468</text:p>
          </table:table-cell>
          <table:table-cell office:value-type="float" office:value="285347" calcext:value-type="float">
            <text:p>285347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19]&amp;&quot;.root parms/parms&quot;&amp;[.D19]&amp;&quot;.txt fitresults/fit&quot;&amp;[.D19]&amp;&quot;.root &quot;&amp;[.H19]&amp;&quot; &quot;&amp;[.I19]&amp;&quot; &quot;&amp;[.G19]&amp;&quot; 0 &quot;&amp;[.K19]&amp;&quot; &quot;&amp;[.L19]&amp;&quot; &quot;&amp;[.M19]" office:value-type="string" office:string-value="./runfit.sh fittrees/Cd130.root parms/parmsCd130.txt fitresults/fitCd130.root 0.6441523116 0.032151846784528 0.05 0 500 -1 3" calcext:value-type="string">
            <text:p>./runfit.sh fittrees/Cd130.root parms/parmsCd130.txt fitresults/fitCd130.root 0.6441523116 0.032151846784528 0.05 0 500 -1 3</text:p>
          </table:table-cell>
          <table:table-cell table:formula="of:=&quot;./runfit.sh fittrees/&quot;&amp;[.D19]&amp;&quot;.root parms/parms&quot;&amp;[.D19]&amp;&quot;.txt fitresults/fit&quot;&amp;[.D19]&amp;&quot;_stat.root &quot;&amp;[.H19]&amp;&quot; &quot;&amp;[.I19]&amp;&quot; &quot;&amp;[.G19]&amp;&quot; 1 &quot;&amp;[.K19]&amp;&quot; &quot;&amp;[.L19]&amp;&quot; &quot;&amp;[.M19]" office:value-type="string" office:string-value="./runfit.sh fittrees/Cd130.root parms/parmsCd130.txt fitresults/fitCd130_stat.root 0.6441523116 0.032151846784528 0.05 1 500 -1 3" calcext:value-type="string">
            <text:p>./runfit.sh fittrees/Cd130.root parms/parmsCd130.txt fitresults/fitCd130_stat.root 0.6441523116 0.032151846784528 0.05 1 500 -1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offlinefitall.sh</text:p>
          </table:table-cell>
          <table:table-cell office:value-type="string" calcext:value-type="string">
            <text:p>In1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61056944634" calcext:value-type="float">
            <text:p>0.6105694463</text:p>
          </table:table-cell>
          <table:table-cell office:value-type="float" office:value="0.0395092222990252" calcext:value-type="float">
            <text:p>0.0395092223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./runfit.sh fittrees/&quot;&amp;[.D20]&amp;&quot;.root parms/parms&quot;&amp;[.D20]&amp;&quot;.txt fitresults/fit&quot;&amp;[.D20]&amp;&quot;.root &quot;&amp;[.H20]&amp;&quot; &quot;&amp;[.I20]&amp;&quot; &quot;&amp;[.G20]&amp;&quot; 0 &quot;&amp;[.K20]&amp;&quot; &quot;&amp;[.L20]&amp;&quot; &quot;&amp;[.M20]" office:value-type="string" office:string-value="./runfit.sh fittrees/In136.root parms/parmsIn136.txt fitresults/fitIn136.root 0.61056944634 0.0395092222990252 0.1 0 200 -1 3" calcext:value-type="string">
            <text:p>./runfit.sh fittrees/In136.root parms/parmsIn136.txt fitresults/fitIn136.root 0.61056944634 0.0395092222990252 0.1 0 200 -1 3</text:p>
          </table:table-cell>
          <table:table-cell table:formula="of:=&quot;./runfit.sh fittrees/&quot;&amp;[.D20]&amp;&quot;.root parms/parms&quot;&amp;[.D20]&amp;&quot;.txt fitresults/fit&quot;&amp;[.D20]&amp;&quot;_stat.root &quot;&amp;[.H20]&amp;&quot; &quot;&amp;[.I20]&amp;&quot; &quot;&amp;[.G20]&amp;&quot; 1 &quot;&amp;[.K20]&amp;&quot; &quot;&amp;[.L20]&amp;&quot; &quot;&amp;[.M20]" office:value-type="string" office:string-value="./runfit.sh fittrees/In136.root parms/parmsIn136.txt fitresults/fitIn136_stat.root 0.61056944634 0.0395092222990252 0.1 1 200 -1 3" calcext:value-type="string">
            <text:p>./runfit.sh fittrees/In136.root parms/parmsIn136.txt fitresults/fitIn136_stat.root 0.61056944634 0.0395092222990252 0.1 1 200 -1 3</text:p>
          </table:table-cell>
        </table:table-row>
      </table:table>
      <table:named-expressions/>
      <table:database-ranges>
        <table:database-range table:name="__Anonymous_Sheet_DB__0" table:target-range-address="Sheet1.C14:Sheet1.P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1:10:44.111961648</meta:creation-date>
    <dc:date>2019-05-24T15:40:56.136861099</dc:date>
    <meta:editing-duration>P17DT13H59M43S</meta:editing-duration>
    <meta:editing-cycles>19</meta:editing-cycles>
    <meta:generator>LibreOffice/5.0.6.2$Linux_X86_64 LibreOffice_project/00$Build-2</meta:generator>
    <meta:document-statistic meta:table-count="1" meta:cell-count="236" meta:object-count="0"/>
  </office:meta>
</office:document-meta>
</file>